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paragraph-properties fo:break-before="page"/>
      <style:text-properties officeooo:rsid="001ceccb" officeooo:paragraph-rsid="001ceccb"/>
    </style:style>
    <style:style style:name="P3" style:family="paragraph" style:parent-style-name="Text_20_body">
      <style:text-properties officeooo:paragraph-rsid="001ceccb"/>
    </style:style>
    <style:style style:name="P4" style:family="paragraph" style:parent-style-name="Text_20_body">
      <style:paragraph-properties fo:break-before="page"/>
      <style:text-properties officeooo:paragraph-rsid="001ceccb"/>
    </style:style>
    <style:style style:name="P5" style:family="paragraph" style:parent-style-name="Standard">
      <style:text-properties officeooo:rsid="001ceccb" officeooo:paragraph-rsid="001ceccb"/>
    </style:style>
    <style:style style:name="P6" style:family="paragraph" style:parent-style-name="Standard" style:master-page-name="Standard">
      <style:paragraph-properties style:page-number="1" fo:break-before="page"/>
    </style:style>
    <style:style style:name="P7" style:family="paragraph" style:parent-style-name="Title" style:master-page-name="First_20_Page">
      <style:paragraph-properties style:page-number="auto"/>
    </style:style>
    <style:style style:name="P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PL</text:p>
      <text:p text:style-name="P6"/>
      <text:h text:style-name="P1" text:outline-level="1"><text:bookmark-start text:name="__RefHeading__159_46576328"/>Introduction<text:bookmark-end text:name="__RefHeading__159_46576328"/></text:h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9">Sommaire</text:p>
          </text:index-title>
          <text:p text:style-name="P8"><text:a xlink:type="simple" xlink:href="#__RefHeading__159_46576328" text:style-name="Index_20_Link" text:visited-style-name="Index_20_Link">Introduction<text:tab/>2</text:a></text:p>
        </text:index-body>
      </text:table-of-content>
      <text:p text:style-name="P5"/>
      <text:h text:style-name="P2" text:outline-level="1">1 - </text:h>
      <text:p text:style-name="P5"/>
      <text:h text:style-name="P2" text:outline-level="1">2 - </text:h>
      <text:p text:style-name="P3"/>
      <text:h text:style-name="P2" text:outline-level="1">3 - </text:h>
      <text:h text:style-name="P2" text:outline-level="1">4 - </text:h>
      <text:p text:style-name="P3"/>
      <text:h text:style-name="P2" text:outline-level="1">Conclusion</text:h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3cm" fo:margin-bottom="2cm" style:contextual-spacing="false" fo:text-align="center" style:justify-single-word="false" style:page-number="auto"/>
      <style:text-properties fo:font-size="3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i Émeric</meta:initial-creator>
    <meta:creation-date>2015-01-08T08:16:25.422487549</meta:creation-date>
    <dc:date>2015-01-08T08:22:03.086009991</dc:date>
    <dc:creator>Tosi Émeric</dc:creator>
    <meta:editing-duration>P0D</meta:editing-duration>
    <meta:editing-cycles>1</meta:editing-cycles>
    <meta:document-statistic meta:table-count="0" meta:image-count="0" meta:object-count="0" meta:page-count="11" meta:paragraph-count="9" meta:word-count="14" meta:character-count="63" meta:non-whitespace-character-count="54"/>
    <meta:generator>LibreOffice/4.2.8.2$Linux_X86_64 LibreOffice_project/420m0$Build-2</meta:generator>
  </office:meta>
</office:document-meta>
</file>